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498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4752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3516in" fo:min-width="0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0.4437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.6209in" fo:min-width="0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1.7736in" fo:min-width="0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311in" svg:stroke-color="#000000" draw:stroke-linejoin="round" draw:fill="none" draw:textarea-vertical-align="middle" draw:auto-grow-height="false" draw:fit-to-size="false" style:shrink-to-fit="false" fo:min-height="0in" fo:min-width="1.3752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311in" svg:stroke-color="#000000" draw:stroke-linejoin="round" draw:fill="none" draw:textarea-vertical-align="top" draw:auto-grow-height="false" draw:fit-to-size="false" style:shrink-to-fit="false" fo:min-height="0.1091in" fo:min-width="0.102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draw:z-index="0" draw:style-name="gr1"><draw:custom-shape draw:style-name="gr2" draw:text-style-name="P2" svg:width="0.698in" svg:height="0.0067in" draw:transform="rotate (-3.14159265358979) translate (0.986111111111111in 0.15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draw:transform="rotate (-3.14159265358979) translate (0.977777777777778in 0.715972222222222in)"><text:p/><draw:enhanced-geometry draw:mirror-horizontal="true" draw:mirror-vertical="false" svg:viewBox="0 0 21600 21600" draw:type="mso-spt32" draw:enhanced-path="M 0 0 L 21600 21600 N"/></draw:custom-shape><draw:custom-shape draw:style-name="gr4" draw:text-style-name="P2" svg:width="0.0012in" svg:height="0.5516in" svg:x="0.978in" svg:y="0.1516in"><text:p/><draw:enhanced-geometry draw:mirror-horizontal="false" draw:mirror-vertical="false" svg:viewBox="0 0 21600 21600" draw:type="mso-spt32" draw:enhanced-path="M 0 0 L 21600 21600 N"/></draw:custom-shape><draw:custom-shape draw:style-name="gr2" draw:text-style-name="P2" svg:width="0.698in" svg:height="0.0067in" draw:transform="rotate (-3.14159265358979) translate (0.986111111111111in 2.16736111111111in)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draw:transform="rotate (-3.14159265358979) translate (0.977777777777778in 2.72569444444444in)"><text:p/><draw:enhanced-geometry draw:mirror-horizontal="true" draw:mirror-vertical="false" svg:viewBox="0 0 21600 21600" draw:type="mso-spt32" draw:enhanced-path="M 0 0 L 21600 21600 N"/></draw:custom-shape><draw:custom-shape draw:style-name="gr4" draw:text-style-name="P2" svg:width="0.0012in" svg:height="0.5516in" svg:x="0.978in" svg:y="2.161in"><text:p/><draw:enhanced-geometry draw:mirror-horizontal="false" draw:mirror-vertical="false" svg:viewBox="0 0 21600 21600" draw:type="mso-spt32" draw:enhanced-path="M 0 0 L 21600 21600 N"/></draw:custom-shape><draw:custom-shape draw:style-name="gr5" draw:text-style-name="P2" svg:width="0.6441in" svg:height="0.0012in" draw:transform="rotate (-3.14159265358979) translate (1.63194444444444in 0.415277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draw:transform="rotate (-3.14159265358979) translate (1.65277777777778in 1.26111111111111in)"><text:p/><draw:enhanced-geometry draw:mirror-horizontal="true" draw:mirror-vertical="false" svg:viewBox="0 0 21600 21600" draw:type="mso-spt32" draw:enhanced-path="M 0 0 L 21600 21600 N"/></draw:custom-shape><draw:custom-shape draw:style-name="gr6" draw:text-style-name="P2" svg:width="0.0059in" svg:height="0.8213in" svg:x="1.6535in" svg:y="0.4209in"><text:p/><draw:enhanced-geometry draw:mirror-horizontal="false" draw:mirror-vertical="false" svg:viewBox="0 0 21600 21600" draw:type="mso-spt32" draw:enhanced-path="M 0 0 L 21600 21600 N"/></draw:custom-shape><draw:custom-shape draw:style-name="gr2" draw:text-style-name="P2" svg:width="0.698in" svg:height="0.0067in" draw:transform="rotate (-3.14159265358979) translate (0.986111111111111in 0.981944444444444in)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draw:transform="rotate (-3.14159265358979) translate (0.977777777777778in 1.54097222222222in)"><text:p/><draw:enhanced-geometry draw:mirror-horizontal="true" draw:mirror-vertical="false" svg:viewBox="0 0 21600 21600" draw:type="mso-spt32" draw:enhanced-path="M 0 0 L 21600 21600 N"/></draw:custom-shape><draw:custom-shape draw:style-name="gr4" draw:text-style-name="P2" svg:width="0.0012in" svg:height="0.5516in" svg:x="0.978in" svg:y="0.9756in"><text:p/><draw:enhanced-geometry draw:mirror-horizontal="false" draw:mirror-vertical="false" svg:viewBox="0 0 21600 21600" draw:type="mso-spt32" draw:enhanced-path="M 0 0 L 21600 21600 N"/></draw:custom-shape><draw:custom-shape draw:style-name="gr2" draw:text-style-name="P2" svg:width="0.698in" svg:height="0.0067in" draw:transform="rotate (-3.14159265358979) translate (0.986111111111111in 2.99166666666667in)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draw:transform="rotate (-3.14159265358979) translate (0.977777777777778in 3.55069444444444in)"><text:p/><draw:enhanced-geometry draw:mirror-horizontal="true" draw:mirror-vertical="false" svg:viewBox="0 0 21600 21600" draw:type="mso-spt32" draw:enhanced-path="M 0 0 L 21600 21600 N"/></draw:custom-shape><draw:custom-shape draw:style-name="gr4" draw:text-style-name="P2" svg:width="0.0012in" svg:height="0.5516in" svg:x="0.978in" svg:y="2.9854in"><text:p/><draw:enhanced-geometry draw:mirror-horizontal="false" draw:mirror-vertical="false" svg:viewBox="0 0 21600 21600" draw:type="mso-spt32" draw:enhanced-path="M 0 0 L 21600 21600 N"/></draw:custom-shape><draw:custom-shape draw:style-name="gr5" draw:text-style-name="P2" svg:width="0.6441in" svg:height="0.0012in" draw:transform="rotate (-3.14159265358979) translate (1.63194444444444in 2.47638888888889in)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draw:transform="rotate (-3.14159265358979) translate (1.65277777777778in 3.32291666666667in)"><text:p/><draw:enhanced-geometry draw:mirror-horizontal="true" draw:mirror-vertical="false" svg:viewBox="0 0 21600 21600" draw:type="mso-spt32" draw:enhanced-path="M 0 0 L 21600 21600 N"/></draw:custom-shape><draw:custom-shape draw:style-name="gr6" draw:text-style-name="P2" svg:width="0.0059in" svg:height="0.8213in" svg:x="1.6535in" svg:y="2.4819in"><text:p/><draw:enhanced-geometry draw:mirror-horizontal="false" draw:mirror-vertical="false" svg:viewBox="0 0 21600 21600" draw:type="mso-spt32" draw:enhanced-path="M 0 0 L 21600 21600 N"/></draw:custom-shape><draw:custom-shape draw:style-name="gr5" draw:text-style-name="P2" svg:width="0.6441in" svg:height="0.0012in" draw:transform="rotate (-3.14159265358979) translate (2.30138888888889in 0.879166666666667in)"><text:p/><draw:enhanced-geometry draw:mirror-horizontal="true" draw:mirror-vertical="false" svg:viewBox="0 0 21600 21600" draw:type="mso-spt32" draw:enhanced-path="M 0 0 L 21600 21600 N"/></draw:custom-shape><draw:custom-shape draw:style-name="gr7" draw:text-style-name="P2" svg:width="0.013in" svg:height="1.974in" svg:x="2.322in" svg:y="0.8839in"><text:p/><draw:enhanced-geometry draw:mirror-horizontal="false" draw:mirror-vertical="false" svg:viewBox="0 0 21600 21600" draw:type="mso-spt32" draw:enhanced-path="M 0 0 L 21600 21600 N"/></draw:custom-shape><draw:custom-shape draw:style-name="gr3" draw:text-style-name="P2" svg:width="0.6752in" svg:height="0.0205in" draw:transform="rotate (-3.14159265358979) translate (2.34722222222222in 2.85902777777778in)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svg:x="5.261in" svg:y="2.9862in"><text:p/><draw:enhanced-geometry draw:mirror-horizontal="true" draw:mirror-vertical="false" svg:viewBox="0 0 21600 21600" draw:type="mso-spt32" draw:enhanced-path="M 0 0 L 21600 21600 N"/></draw:custom-shape><draw:custom-shape draw:style-name="gr4" draw:text-style-name="P2" svg:width="0.0012in" svg:height="0.5516in" draw:transform="rotate (-3.14159265358979) translate (5.26111111111111in 3.55138888888889in)"><text:p/><draw:enhanced-geometry draw:mirror-horizontal="false" draw:mirror-vertical="false" svg:viewBox="0 0 21600 21600" draw:type="mso-spt32" draw:enhanced-path="M 0 0 L 21600 21600 N"/></draw:custom-shape><draw:custom-shape draw:style-name="gr2" draw:text-style-name="P2" svg:width="0.698in" svg:height="0.0067in" svg:x="5.25in" svg:y="1.5354in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svg:x="5.261in" svg:y="0.9764in"><text:p/><draw:enhanced-geometry draw:mirror-horizontal="true" draw:mirror-vertical="false" svg:viewBox="0 0 21600 21600" draw:type="mso-spt32" draw:enhanced-path="M 0 0 L 21600 21600 N"/></draw:custom-shape><draw:custom-shape draw:style-name="gr4" draw:text-style-name="P2" svg:width="0.0012in" svg:height="0.5516in" draw:transform="rotate (-3.14159265358979) translate (5.26111111111111in 1.54166666666667in)"><text:p/><draw:enhanced-geometry draw:mirror-horizontal="false" draw:mirror-vertical="false" svg:viewBox="0 0 21600 21600" draw:type="mso-spt32" draw:enhanced-path="M 0 0 L 21600 21600 N"/></draw:custom-shape><draw:custom-shape draw:style-name="gr5" draw:text-style-name="P2" svg:width="0.6441in" svg:height="0.0012in" svg:x="4.6035in" svg:y="3.2874in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svg:x="4.5854in" svg:y="2.4409in"><text:p/><draw:enhanced-geometry draw:mirror-horizontal="true" draw:mirror-vertical="false" svg:viewBox="0 0 21600 21600" draw:type="mso-spt32" draw:enhanced-path="M 0 0 L 21600 21600 N"/></draw:custom-shape><draw:custom-shape draw:style-name="gr6" draw:text-style-name="P2" svg:width="0.0059in" svg:height="0.8213in" draw:transform="rotate (-3.14159265358979) translate (4.58541666666667in 3.28194444444444in)"><text:p/><draw:enhanced-geometry draw:mirror-horizontal="false" draw:mirror-vertical="false" svg:viewBox="0 0 21600 21600" draw:type="mso-spt32" draw:enhanced-path="M 0 0 L 21600 21600 N"/></draw:custom-shape><draw:custom-shape draw:style-name="gr2" draw:text-style-name="P2" svg:width="0.698in" svg:height="0.0067in" svg:x="5.25in" svg:y="2.7201in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svg:x="5.261in" svg:y="2.1618in"><text:p/><draw:enhanced-geometry draw:mirror-horizontal="true" draw:mirror-vertical="false" svg:viewBox="0 0 21600 21600" draw:type="mso-spt32" draw:enhanced-path="M 0 0 L 21600 21600 N"/></draw:custom-shape><draw:custom-shape draw:style-name="gr4" draw:text-style-name="P2" svg:width="0.0012in" svg:height="0.5516in" draw:transform="rotate (-3.14159265358979) translate (5.26111111111111in 2.72708333333333in)"><text:p/><draw:enhanced-geometry draw:mirror-horizontal="false" draw:mirror-vertical="false" svg:viewBox="0 0 21600 21600" draw:type="mso-spt32" draw:enhanced-path="M 0 0 L 21600 21600 N"/></draw:custom-shape><draw:custom-shape draw:style-name="gr2" draw:text-style-name="P2" svg:width="0.698in" svg:height="0.0067in" svg:x="5.25in" svg:y="0.7102in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svg:x="5.261in" svg:y="0.152in"><text:p/><draw:enhanced-geometry draw:mirror-horizontal="true" draw:mirror-vertical="false" svg:viewBox="0 0 21600 21600" draw:type="mso-spt32" draw:enhanced-path="M 0 0 L 21600 21600 N"/></draw:custom-shape><draw:custom-shape draw:style-name="gr4" draw:text-style-name="P2" svg:width="0.0012in" svg:height="0.5516in" draw:transform="rotate (-3.14159265358979) translate (5.26111111111111in 0.717361111111111in)"><text:p/><draw:enhanced-geometry draw:mirror-horizontal="false" draw:mirror-vertical="false" svg:viewBox="0 0 21600 21600" draw:type="mso-spt32" draw:enhanced-path="M 0 0 L 21600 21600 N"/></draw:custom-shape><draw:custom-shape draw:style-name="gr5" draw:text-style-name="P2" svg:width="0.6441in" svg:height="0.0012in" svg:x="4.6035in" svg:y="1.2256in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svg:x="4.5854in" svg:y="0.3799in"><text:p/><draw:enhanced-geometry draw:mirror-horizontal="true" draw:mirror-vertical="false" svg:viewBox="0 0 21600 21600" draw:type="mso-spt32" draw:enhanced-path="M 0 0 L 21600 21600 N"/></draw:custom-shape><draw:custom-shape draw:style-name="gr6" draw:text-style-name="P2" svg:width="0.0059in" svg:height="0.8213in" draw:transform="rotate (-3.14159265358979) translate (4.58541666666667in 1.22083333333333in)"><text:p/><draw:enhanced-geometry draw:mirror-horizontal="false" draw:mirror-vertical="false" svg:viewBox="0 0 21600 21600" draw:type="mso-spt32" draw:enhanced-path="M 0 0 L 21600 21600 N"/></draw:custom-shape><draw:custom-shape draw:style-name="gr5" draw:text-style-name="P2" svg:width="0.6441in" svg:height="0.0012in" svg:x="3.9346in" svg:y="2.8236in"><text:p/><draw:enhanced-geometry draw:mirror-horizontal="true" draw:mirror-vertical="false" svg:viewBox="0 0 21600 21600" draw:type="mso-spt32" draw:enhanced-path="M 0 0 L 21600 21600 N"/></draw:custom-shape><draw:custom-shape draw:style-name="gr7" draw:text-style-name="P2" svg:width="0.013in" svg:height="1.974in" draw:transform="rotate (-3.14159265358979) translate (3.91597222222222in 2.81805555555556in)"><text:p/><draw:enhanced-geometry draw:mirror-horizontal="false" draw:mirror-vertical="false" svg:viewBox="0 0 21600 21600" draw:type="mso-spt32" draw:enhanced-path="M 0 0 L 21600 21600 N"/></draw:custom-shape><draw:custom-shape draw:style-name="gr3" draw:text-style-name="P2" svg:width="0.6752in" svg:height="0.0205in" svg:x="3.8917in" svg:y="0.8437in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6752in" svg:height="0.0205in" draw:transform="rotate (-3.14159265358979) translate (5.94444444444444in 3.55069444444444in)"><text:p/><draw:enhanced-geometry draw:mirror-horizontal="true" draw:mirror-vertical="false" svg:viewBox="0 0 21600 21600" draw:type="mso-spt32" draw:enhanced-path="M 0 0 L 21600 21600 N"/></draw:custom-shape><draw:custom-shape draw:style-name="gr8" draw:text-style-name="P2" svg:width="1.5752in" svg:height="0.0071in" svg:x="2.3346in" svg:y="1.7929in"><text:p/><draw:enhanced-geometry draw:mirror-horizontal="true" draw:mirror-vertical="false" svg:viewBox="0 0 21600 21600" draw:type="mso-spt32" draw:enhanced-path="M 0 0 L 21600 21600 N"/></draw:custom-shape><draw:custom-shape draw:name="Shape 45" draw:style-name="gr9" draw:text-style-name="P4" svg:width="0.3016in" svg:height="0.3087in" svg:x="0in" svg:y="0in"><text:p text:style-name="P3"><text:span text:style-name="T1">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6" draw:style-name="gr9" draw:text-style-name="P4" svg:width="0.3016in" svg:height="0.3087in" svg:x="0in" svg:y="0.5453in"><text:p text:style-name="P3"><text:span text:style-name="T1">1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7" draw:style-name="gr9" draw:text-style-name="P4" svg:width="0.3016in" svg:height="0.3087in" svg:x="0in" svg:y="0.9244in"><text:p text:style-name="P3"><text:span text:style-name="T1">9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8" draw:style-name="gr9" draw:text-style-name="P4" svg:width="0.3016in" svg:height="0.3087in" svg:x="0in" svg:y="1.3882in"><text:p text:style-name="P3"><text:span text:style-name="T1">8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9" draw:style-name="gr9" draw:text-style-name="P4" svg:width="0.3016in" svg:height="0.3087in" svg:x="0in" svg:y="2.0071in"><text:p text:style-name="P3"><text:span text:style-name="T1">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0" draw:style-name="gr9" draw:text-style-name="P4" svg:width="0.3016in" svg:height="0.3087in" svg:x="0in" svg:y="2.522in"><text:p text:style-name="P3"><text:span text:style-name="T1">1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1" draw:style-name="gr9" draw:text-style-name="P4" svg:width="0.3016in" svg:height="0.3087in" svg:x="0in" svg:y="2.8937in"><text:p text:style-name="P3"><text:span text:style-name="T1">1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2" draw:style-name="gr9" draw:text-style-name="P4" svg:width="0.3016in" svg:height="0.3087in" svg:x="0in" svg:y="3.3917in"><text:p text:style-name="P3"><text:span text:style-name="T1"><text:s/></text:span><text:span text:style-name="T1">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3" draw:style-name="gr9" draw:text-style-name="P4" svg:width="0.3016in" svg:height="0.3087in" svg:x="5.9181in" svg:y="0in"><text:p text:style-name="P3"><text:span text:style-name="T1">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4" draw:style-name="gr9" draw:text-style-name="P4" svg:width="0.3016in" svg:height="0.3087in" svg:x="5.9693in" svg:y="0.5154in"><text:p text:style-name="P3"><text:span text:style-name="T1">1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5" draw:style-name="gr9" draw:text-style-name="P4" svg:width="0.3016in" svg:height="0.3087in" svg:x="5.9693in" svg:y="0.8756in"><text:p text:style-name="P3"><text:span text:style-name="T1">1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6" draw:style-name="gr9" draw:text-style-name="P4" svg:width="0.3016in" svg:height="0.3087in" svg:x="5.9693in" svg:y="1.3917in"><text:p text:style-name="P3"><text:span text:style-name="T1">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7" draw:style-name="gr9" draw:text-style-name="P4" svg:width="0.3016in" svg:height="0.3087in" svg:x="5.9693in" svg:y="2.0098in"><text:p text:style-name="P3"><text:span text:style-name="T1">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8" draw:style-name="gr9" draw:text-style-name="P4" svg:width="0.3016in" svg:height="0.3087in" svg:x="5.9693in" svg:y="2.4736in"><text:p text:style-name="P3"><text:span text:style-name="T1">1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9" draw:style-name="gr9" draw:text-style-name="P4" svg:width="0.3016in" svg:height="0.3087in" svg:x="5.9693in" svg:y="2.8862in"><text:p text:style-name="P3"><text:span text:style-name="T1">1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0" draw:style-name="gr9" draw:text-style-name="P4" svg:width="0.3016in" svg:height="0.3087in" svg:x="5.9693in" svg:y="3.4016in"><text:p text:style-name="P3"><text:span text:style-name="T1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